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A000000BB8DD7894B1CD2632BB.jpg" manifest:media-type="image/jpeg"/>
  <manifest:file-entry manifest:full-path="Pictures/1000000000000FA000000BB8A8F5C8E3CAEE1A07.jpg" manifest:media-type="image/jpeg"/>
  <manifest:file-entry manifest:full-path="Pictures/10000201000002380000012FF6757573BEE479AC.png" manifest:media-type="image/png"/>
  <manifest:file-entry manifest:full-path="Pictures/10000E0B00003AB200001F5A0A1C4F06A8F59DC7.svg" manifest:media-type="image/svg+xml"/>
  <manifest:file-entry manifest:full-path="Pictures/10000201000002380000012F623949F531C32433.png" manifest:media-type="image/png"/>
  <manifest:file-entry manifest:full-path="Pictures/100009D0000033C8000033C8A14A05B29F6DE367.svg" manifest:media-type="image/svg+xml"/>
  <manifest:file-entry manifest:full-path="Pictures/10000201000001E0000001C341AC9D8320C75B8A.png" manifest:media-type="image/png"/>
  <manifest:file-entry manifest:full-path="Pictures/10000201000001F5000001F5DDDB85A1332141C3.png" manifest:media-type="image/png"/>
  <manifest:file-entry manifest:full-path="Pictures/10000201000002B100000118079206DA43183BAA.png" manifest:media-type="image/png"/>
  <manifest:file-entry manifest:full-path="Pictures/100009C8000033C8000033C830544245D477A86D.svg" manifest:media-type="image/svg+xml"/>
  <manifest:file-entry manifest:full-path="Pictures/10001122000033C8000033C821074F2C66AF967C.svg" manifest:media-type="image/svg+xml"/>
  <manifest:file-entry manifest:full-path="Pictures/10000201000003B6000002798F1EF184A2D26FB5.png" manifest:media-type="image/png"/>
  <manifest:file-entry manifest:full-path="Pictures/10000201000001F5000001F59DF13013858DA19C.png" manifest:media-type="image/png"/>
  <manifest:file-entry manifest:full-path="Pictures/10000201000002C3000002C31F0D0486A45A6BFE.png" manifest:media-type="image/png"/>
  <manifest:file-entry manifest:full-path="Pictures/1000020100000181000001812C580EF198093E69.png" manifest:media-type="image/png"/>
  <manifest:file-entry manifest:full-path="Pictures/10000E2D00004E3A00001F5ABD7C06F8D0D8AE40.svg" manifest:media-type="image/svg+xml"/>
  <manifest:file-entry manifest:full-path="Pictures/1000000000000FA000000BB856C587F587620F82.jpg" manifest:media-type="image/jpeg"/>
  <manifest:file-entry manifest:full-path="Pictures/1000000000000280000002806A2932555A4EF359.png" manifest:media-type="image/png"/>
  <manifest:file-entry manifest:full-path="Pictures/1000020100000960000007D010B5E34557140C96.png" manifest:media-type="image/png"/>
  <manifest:file-entry manifest:full-path="Pictures/1000000000000FA000000BB87380F7EC6DBC4304.jpg" manifest:media-type="image/jpeg"/>
  <manifest:file-entry manifest:full-path="Pictures/10000201000001F5000001F5240FF063F067ECAB.png" manifest:media-type="image/png"/>
  <manifest:file-entry manifest:full-path="Pictures/1000000000000FA000000BB88EFCDA198A9B24D6.jpg" manifest:media-type="image/jpeg"/>
  <manifest:file-entry manifest:full-path="Pictures/10000201000001F5000001F596189233954534D4.png" manifest:media-type="image/png"/>
  <manifest:file-entry manifest:full-path="Pictures/10000201000002BC0000018A5D2237826F05FADE.png" manifest:media-type="image/png"/>
  <manifest:file-entry manifest:full-path="Pictures/10000A61000027CA000027CBCCC605CDFB4F294A.svg" manifest:media-type="image/svg+xml"/>
  <manifest:file-entry manifest:full-path="Pictures/10001063000033C8000033C8D9280B41E319103B.svg" manifest:media-type="image/svg+xml"/>
  <manifest:file-entry manifest:full-path="Pictures/10000201000003B6000001DB2BC7670F785DA244.png" manifest:media-type="image/png"/>
  <manifest:file-entry manifest:full-path="Pictures/10000201000003B6000001DB37568E58F0A82E69.png" manifest:media-type="image/png"/>
  <manifest:file-entry manifest:full-path="Pictures/10000E0100003AB200001F5A8F0CA7B11E551174.svg" manifest:media-type="image/svg+xml"/>
  <manifest:file-entry manifest:full-path="Pictures/10000201000003B6000001DBCA2156E4605A89EE.png" manifest:media-type="image/png"/>
  <manifest:file-entry manifest:full-path="Pictures/100016400000677500006775672A274179E24483.svg" manifest:media-type="image/svg+xml"/>
  <manifest:file-entry manifest:full-path="Pictures/10000201000002F50000012F7B07A08B896DCD1B.png" manifest:media-type="image/png"/>
  <manifest:file-entry manifest:full-path="Pictures/1000000000000374000001DD84906C476BFFEE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7.548cm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8.587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693cm"/>
    </style:style>
    <style:style style:name="gr9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0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4.845cm, 8.438cm, 3.702cm, 4.896cm)" draw:image-opacity="100%" style:mirror="none"/>
    </style:style>
    <style:style style:name="gr12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3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默认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5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6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默认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8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9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默认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1" style:family="graphic" style:parent-style-name="无填充且无边框的对象_5f_8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3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默认_5f_1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759cm, 5.903cm, 0.001cm, 0cm)" draw:image-opacity="100%" style:mirror="none"/>
    </style:style>
    <style:style style:name="gr26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7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默认_5f_1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9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0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2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默认_5f_1_5f_1_5f_1_5f_1_5f_2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.999cm, 4.401cm, 2.226cm, 4.224cm)" draw:image-opacity="100%" style:mirror="none"/>
    </style:style>
    <style:style style:name="gr3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102cm, 2.304cm, 2.123cm, 2.521cm)" draw:image-opacity="100%" style:mirror="none"/>
    </style:style>
    <style:style style:name="gr36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024cm, 0cm, 2.201cm, 0cm)" draw:image-opacity="100%" style:mirror="none"/>
    </style:style>
    <style:style style:name="gr37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8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默认_5f_1_5f_1_5f_1_5f_1_5f_2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0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1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默认_5f_1_5f_1_5f_1_5f_1_5f_2_5f_1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3" style:family="graphic" style:parent-style-name="默认_5f_1_5f_1_5f_1_5f_1_5f_2_5f_1_5f_2_5f_1_5f_1">
      <style:graphic-properties draw:stroke="solid" svg:stroke-width="0.081cm" svg:stroke-color="#dfdfdf" draw:marker-start-width="0.321cm" draw:marker-end-width="0.321cm" draw:fill="none" draw:fill-color="#ffffff" draw:textarea-horizontal-align="left" draw:auto-grow-height="true" draw:auto-grow-width="false" fo:min-height="5.45cm" fo:min-width="14.208cm" fo:padding-top="0.165cm" fo:padding-bottom="0.165cm" fo:padding-left="0.29cm" fo:padding-right="0.29cm"/>
    </style:style>
    <style:style style:name="gr44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5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默认_5f_1_5f_1_5f_1_5f_1_5f_2_5f_1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7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8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默认_5f_1_5f_1_5f_1_5f_1_5f_2_5f_1_5f_2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0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1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默认_5f_1_5f_1_5f_1_5f_1_5f_2_5f_1_5f_2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3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4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默认_5f_1_5f_1_5f_1_5f_1_5f_2_5f_1_5f_2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6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7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默认_5f_1_5f_1_5f_1_5f_1_5f_2_5f_1_5f_2_5f_1_5f_1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9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0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默认_5f_1_5f_1_5f_1_5f_1_5f_2_5f_1_5f_2_5f_1_5f_1_5f_1_5f_2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2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3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默认_5f_1_5f_1_5f_1_5f_1_5f_2_5f_1_5f_2_5f_1_5f_1_5f_1_5f_2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5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6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默认_5f_1_5f_1_5f_1_5f_1_5f_2_5f_1_5f_2_5f_1_5f_1_5f_1_5f_2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8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9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默认_5f_1_5f_1_5f_1_5f_1_5f_2_5f_1_5f_2_5f_1_5f_1_5f_1_5f_2_5f_2_5f_1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56cm"/>
    </style:style>
    <style:style style:name="gr72" style:family="graphic" style:parent-style-name="standard">
      <style:graphic-properties draw:stroke="none" draw:fill="none" fo:min-height="3.846cm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eeeeee"/>
    </style:style>
    <style:style style:name="P3" style:family="paragraph">
      <loext:graphic-properties draw:fill="none" draw:fill-color="#ffffff"/>
      <style:text-properties fo:color="#eeeeee" style:font-name="Noto Sans1" fo:font-weight="normal" style:font-name-asian="Noto Sans1" style:font-weight-asian="normal" style:font-weight-complex="normal"/>
    </style:style>
    <style:style style:name="P4" style:family="paragraph">
      <loext:graphic-properties draw:fill="none" draw:fill-color="#ffffff"/>
      <style:text-properties fo:color="#eeeeee" style:font-name="Noto Sans1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eeeeee" style:font-name="Noto Sans CJK SC Medium" style:font-name-asian="Noto Sans CJK SC Medium"/>
    </style:style>
    <style:style style:name="P7" style:family="paragraph">
      <loext:graphic-properties draw:fill="none" draw:fill-color="#ffffff"/>
      <style:text-properties fo:color="#ffffff" style:font-name="Noto Sans1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P10" style:family="paragraph">
      <loext:graphic-properties draw:fill="none" draw:fill-color="#ffffff"/>
      <style:text-properties fo:color="#eeeeee" style:font-name="Noto Sans CJK SC Medium" style:font-name-asian="Noto Sans CJK SC Medium" style:font-size-asian="18pt"/>
    </style:style>
    <style:style style:name="P11" style:family="paragraph">
      <loext:graphic-properties draw:fill-color="#ffffff"/>
      <style:text-properties style:font-size-asian="20pt"/>
    </style:style>
    <style:style style:name="P12" style:family="paragraph">
      <style:paragraph-properties fo:margin-top="0cm" fo:margin-bottom="0.1cm"/>
    </style:style>
    <style:style style:name="P13" style:family="paragraph">
      <loext:graphic-properties draw:fill="none" draw:fill-color="#ffffff"/>
      <style:paragraph-properties fo:margin-top="0cm" fo:margin-bottom="0cm"/>
      <style:text-properties fo:color="#eeeeee"/>
    </style:style>
    <style:style style:name="P14" style:family="paragraph">
      <loext:graphic-properties draw:fill="none"/>
      <style:text-properties fo:color="#eeeeee"/>
    </style:style>
    <style:style style:name="T1" style:family="text">
      <style:text-properties fo:color="#eeeeee" style:font-name="Noto Sans CJK SC Medium" fo:font-size="48pt" style:font-name-asian="Noto Sans CJK SC Medium" style:font-size-asian="48pt" style:font-size-complex="48pt"/>
    </style:style>
    <style:style style:name="T2" style:family="text">
      <style:text-properties fo:color="#eeeeee" fo:font-size="24pt" style:font-size-asian="24pt" style:font-size-complex="24pt"/>
    </style:style>
    <style:style style:name="T3" style:family="text">
      <style:text-properties fo:color="#eeeeee" style:font-name="Noto Sans CJK SC Regular" fo:font-weight="normal" style:font-name-asian="Noto Sans CJK SC Regular" style:font-weight-asian="normal" style:font-weight-complex="normal"/>
    </style:style>
    <style:style style:name="T4" style:family="text">
      <style:text-properties fo:color="#eeeeee" style:font-name="Noto Sans1" fo:font-weight="normal" style:font-name-asian="Noto Sans1" style:font-weight-asian="normal" style:font-weight-complex="normal"/>
    </style:style>
    <style:style style:name="T5" style:family="text">
      <style:text-properties fo:color="#eeeeee" style:font-name="Noto Sans1" fo:font-size="15pt" style:font-size-asian="15pt" style:font-size-complex="15pt"/>
    </style:style>
    <style:style style:name="T6" style:family="text">
      <style:text-properties fo:color="#eeeeee" style:font-name="Noto Sans CJK SC Medium" fo:font-size="36pt" style:font-name-asian="Noto Sans CJK SC Medium" style:font-size-asian="36pt" style:font-size-complex="36pt"/>
    </style:style>
    <style:style style:name="T7" style:family="text">
      <style:text-properties fo:color="#eeeeee" style:font-name="Noto Sans CJK SC Medium" fo:font-size="22pt" style:font-name-asian="Noto Sans CJK SC Medium" style:font-size-asian="22pt" style:font-size-complex="22pt"/>
    </style:style>
    <style:style style:name="T8" style:family="text">
      <style:text-properties fo:color="#ffffff" style:font-name="Noto Sans1"/>
    </style:style>
    <style:style style:name="T9" style:family="text">
      <style:text-properties fo:color="#eeeeee" style:font-name="Noto Sans CJK SC Medium" fo:font-size="36pt" fo:font-style="normal" style:font-name-asian="Noto Sans CJK SC Medium" style:font-size-asian="36pt" style:font-style-asian="normal" style:font-size-complex="36pt" style:font-style-complex="normal"/>
    </style:style>
    <style:style style:name="T10" style:family="text">
      <style:text-properties fo:font-variant="normal" fo:text-transform="none" fo:color="#eeeeee" style:text-outline="false" style:text-line-through-style="none" style:text-line-through-type="none" style:font-name="Noto Sans CJK SC Medium" fo:font-size="22pt" fo:font-style="normal" fo:text-shadow="none" style:text-underline-style="none" fo:font-weight="normal" style:letter-kerning="true" style:font-name-asian="Noto Sans CJK SC Medium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5e8ac7" style:font-name="Noto Sans Mono CJK SC Regular" fo:font-size="32pt" style:font-name-asian="Noto Sans Mono CJK SC Regular" style:font-size-asian="32pt" style:font-size-complex="32pt"/>
    </style:style>
    <style:style style:name="T12" style:family="text">
      <style:text-properties fo:color="#c17eff" style:font-name="Noto Sans Mono CJK SC Regular" fo:font-size="32pt" style:font-name-asian="Noto Sans Mono CJK SC Regular" style:font-size-asian="32pt" style:font-size-complex="32pt"/>
    </style:style>
    <style:style style:name="T13" style:family="text"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T14" style:family="text">
      <style:text-properties fo:color="#dddddd" style:font-name="Noto Sans CJK SC Medium" fo:font-size="22pt" style:font-name-asian="Noto Sans CJK SC Medium" style:font-size-asian="22pt" style:font-size-complex="22pt"/>
    </style:style>
    <style:style style:name="T15" style:family="text">
      <style:text-properties fo:color="#cccccc" style:font-name="Noto Sans CJK SC Medium" fo:font-size="22pt" style:font-name-asian="Noto Sans CJK SC Medium" style:font-size-asian="22pt" style:font-size-complex="22pt"/>
    </style:style>
    <style:style style:name="T16" style:family="text">
      <style:text-properties fo:color="#b2b2b2" style:font-name="Noto Sans CJK SC Medium" fo:font-size="22pt" style:font-name-asian="Noto Sans CJK SC Medium" style:font-size-asian="22pt" style:font-size-complex="22pt"/>
    </style:style>
    <style:style style:name="T17" style:family="text">
      <style:text-properties fo:color="#999999" style:font-name="Noto Sans CJK SC Medium" fo:font-size="22pt" style:font-name-asian="Noto Sans CJK SC Medium" style:font-size-asian="22pt" style:font-size-complex="22pt"/>
    </style:style>
    <style:style style:name="T18" style:family="text">
      <style:text-properties fo:color="#808080" style:font-name="Noto Sans CJK SC Medium" fo:font-size="22pt" style:font-name-asian="Noto Sans CJK SC Medium" style:font-size-asian="22pt" style:font-size-complex="22pt"/>
    </style:style>
    <style:style style:name="T19" style:family="text">
      <style:text-properties fo:color="#666666" style:font-name="Noto Sans CJK SC Medium" fo:font-size="22pt" style:font-name-asian="Noto Sans CJK SC Medium" style:font-size-asian="22pt" style:font-size-complex="22pt"/>
    </style:style>
    <style:style style:name="T20" style:family="text">
      <style:text-properties fo:color="#eeeeee" style:font-name="Noto Sans1" fo:font-size="48pt" fo:font-style="italic" style:font-name-asian="Noto Sans CJK SC Medium" style:font-size-asian="48pt" style:font-style-asian="italic" style:font-size-complex="48pt" style:font-style-complex="italic"/>
    </style:style>
    <style:style style:name="T21" style:family="text">
      <style:text-properties fo:color="#eeeeee" style:font-name="Noto Sans1" fo:font-size="80pt" fo:font-weight="bold" style:font-name-asian="Noto Sans CJK SC Medium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2" draw:text-style-name="P2" draw:layer="layout" svg:width="18.8cm" svg:height="4.01cm" svg:x="2.8cm" svg:y="7.39cm">
          <draw:text-box>
            <text:p><text:span text:style-name="T1">从宣传队到大社团</text:span></text:p>
            <text:p><text:span text:style-name="T2"><text:tab/></text:span><text:span text:style-name="T2"><text:tab/></text:span><text:span text:style-name="T2">——</text:span><text:span text:style-name="T2">我们社区的历史、项目和文化综述</text:span></text:p>
          </draw:text-box>
        </draw:frame>
        <draw:frame draw:style-name="gr3" draw:text-style-name="P3" draw:layer="layout" svg:width="8.048cm" svg:height="2.055cm" svg:x="5.252cm" svg:y="13.345cm">
          <draw:text-box>
            <text:p><text:span text:style-name="T3">白铭骢</text:span><text:span text:style-name="T4"> — </text:span><text:span text:style-name="T4">@MingcongBai</text:span></text:p>
            <text:p><text:span text:style-name="T4">黎民雍 — </text:span><text:span text:style-name="T4">@lmy441900</text:span></text:p>
          </draw:text-box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" draw:text-style-name="P4" draw:layer="layout" svg:width="9.087cm" svg:height="0.975cm" svg:x="1.6cm" svg:y="0.385cm">
          <draw:text-box>
            <text:p><text:span text:style-name="T5">GH:MingcongBai/soscon-2018-talk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一些不知名的故事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我们不曾是个“开源社区”</text:span></text:p>
            <text:p><text:span text:style-name="T7"><text:tab/></text:span><text:span text:style-name="T7">—</text:span><text:span text:style-name="T7"><text:tab/></text:span><text:span text:style-name="T7">一时兴起挖深坑</text:span></text:p>
            <text:p><text:span text:style-name="T7"><text:tab/></text:span><text:span text:style-name="T7">—</text:span><text:span text:style-name="T7"><text:tab/></text:span><text:span text:style-name="T7">Creator.K? Anthon,</text:span><text:span text:style-name="T7">安同</text:span></text:p>
            <text:p><text:span text:style-name="T7"><text:tab/></text:span><text:span text:style-name="T7">—</text:span><text:span text:style-name="T7"><text:tab/></text:span><text:span text:style-name="T7">政治教科书</text:span></text:p>
          </draw:text-box>
        </draw:frame>
        <draw:frame draw:style-name="gr4" draw:text-style-name="P1" draw:layer="layout" svg:width="10.74cm" svg:height="8.95cm" svg:x="15.06cm" svg:y="7.667cm">
          <draw:image xlink:href="Pictures/1000020100000960000007D010B5E34557140C96.png" xlink:type="simple" xlink:show="embed" xlink:actuate="onLoad">
            <text:p/>
          </draw:image>
        </draw:frame>
        <draw:frame draw:style-name="gr8" draw:text-style-name="P7" draw:layer="layout" svg:width="4.193cm" svg:height="1.115cm" svg:x="20.9cm" svg:y="15.285cm">
          <draw:text-box>
            <text:p><text:span text:style-name="T8">© Paul Rand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draw:style-name="gr9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政治与技术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中国“创造”与“国产”</text:span></text:p>
            <text:p><text:span text:style-name="T7"><text:tab/></text:span><text:span text:style-name="T7">—</text:span><text:span text:style-name="T7"><text:tab/></text:span><text:span text:style-name="T7">成名心切，自命不凡</text:span></text:p>
            <text:p><text:span text:style-name="T7"><text:tab/></text:span><text:span text:style-name="T7">—</text:span><text:span text:style-name="T7"><text:tab/></text:span><text:span text:style-name="T7">中二病</text:span></text:p>
          </draw:text-box>
        </draw:frame>
        <draw:frame draw:style-name="gr11" draw:text-style-name="P1" draw:layer="layout" svg:width="11.799cm" svg:height="8.199cm" svg:x="14.701cm" svg:y="9.201cm">
          <draw:image xlink:href="Pictures/10000201000003B6000002798F1EF184A2D26FB5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draw:style-name="gr12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4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开发团队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缺乏对社区和开放参与的理解</text:span></text:p>
            <text:p><text:span text:style-name="T7"><text:tab/></text:span><text:span text:style-name="T7">—</text:span><text:span text:style-name="T7"><text:tab/></text:span><text:span text:style-name="T7">程序多于实务（还是中二病）</text:span></text:p>
            <text:p><text:span text:style-name="T7"><text:tab/></text:span><text:span text:style-name="T7">—</text:span><text:span text:style-name="T7"><text:tab/></text:span><text:span text:style-name="T7">参与时间零散而任务分配低效</text:span></text:p>
            <text:p><text:span text:style-name="T7"><text:tab/></text:span><text:span text:style-name="T7">—</text:span><text:span text:style-name="T7"><text:tab/></text:span><text:span text:style-name="T7">“</text:span><text:span text:style-name="T7">哇快看过来我们是初中生开发者诶！”</text:span></text:p>
          </draw:text-box>
        </draw:frame>
        <draw:frame draw:style-name="gr4" draw:text-style-name="P1" draw:layer="layout" svg:width="8cm" svg:height="4cm" svg:x="2.1cm" svg:y="12cm">
          <draw:image xlink:href="Pictures/10000201000003B6000001DB37568E58F0A82E69.png" xlink:type="simple" xlink:show="embed" xlink:actuate="onLoad">
            <text:p/>
          </draw:image>
        </draw:frame>
        <draw:frame draw:style-name="gr4" draw:text-style-name="P1" draw:layer="layout" svg:width="8cm" svg:height="4cm" svg:x="10.1cm" svg:y="12cm">
          <draw:image xlink:href="Pictures/10000201000003B6000001DBCA2156E4605A89EE.png" xlink:type="simple" xlink:show="embed" xlink:actuate="onLoad">
            <text:p/>
          </draw:image>
        </draw:frame>
        <draw:frame draw:style-name="gr4" draw:text-style-name="P1" draw:layer="layout" svg:width="8cm" svg:height="4cm" svg:x="18.1cm" svg:y="12cm">
          <draw:image xlink:href="Pictures/10000201000003B6000001DB2BC7670F785DA24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draw:style-name="gr15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7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建立社区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一年过去了，终于意识到开发团队的弊端凸显</text:span></text:p>
            <text:p><text:span text:style-name="T7"><text:tab/></text:span><text:span text:style-name="T7">—</text:span><text:span text:style-name="T7"><text:tab/></text:span><text:span text:style-name="T7">开发团队内人员也逐渐失去耐心而离开</text:span></text:p>
            <text:p><text:span text:style-name="T7"><text:tab/></text:span><text:span text:style-name="T7">—</text:span><text:span text:style-name="T7"><text:tab/></text:span><text:span text:style-name="T7">改为社区，开放参与</text:span></text:p>
            <text:p><text:span text:style-name="T7"><text:tab/></text:span><text:span text:style-name="T7">—</text:span><text:span text:style-name="T7"><text:tab/></text:span><text:span text:style-name="T7">AOSC</text:span></text:p>
          </draw:text-box>
        </draw:frame>
        <draw:frame draw:name="Logo of Anthon Open Source Community.svg" draw:style-name="gr4" draw:text-style-name="P1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office:forms form:automatic-focus="false" form:apply-design-mode="false"/>
        <draw:frame draw:style-name="gr18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0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痼疾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社区心态依然“扭曲”，依然看重学生身份</text:span></text:p>
            <text:p><text:span text:style-name="T7"><text:tab/></text:span><text:span text:style-name="T7">—</text:span><text:span text:style-name="T7"><text:tab/></text:span><text:span text:style-name="T7">政治影响</text:span></text:p>
            <text:p><text:span text:style-name="T7"><text:tab/></text:span><text:span text:style-name="T7">—</text:span><text:span text:style-name="T7"><text:tab/></text:span><text:span text:style-name="T7">分工经验缺乏</text:span></text:p>
            <text:p><text:span text:style-name="T7"><text:tab/></text:span><text:span text:style-name="T7">—</text:span><text:span text:style-name="T7"><text:tab/></text:span><text:span text:style-name="T7">How not to</text:span><text:span text:style-name="T7">吸引新人</text:span></text:p>
          </draw:text-box>
        </draw:frame>
        <draw:frame draw:name="Logo of Anthon Open Source Community.svg" draw:style-name="gr21" draw:text-style-name="P8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office:forms form:automatic-focus="false" form:apply-design-mode="false"/>
        <draw:frame draw:style-name="gr22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4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一记耳光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安同</text:span><text:span text:style-name="T7">OS</text:span><text:span text:style-name="T7">与夸大宣传</text:span></text:p>
            <text:p><text:span text:style-name="T7"><text:tab/></text:span><text:span text:style-name="T7">—</text:span><text:span text:style-name="T7"><text:tab/></text:span><text:span text:style-name="T7">Linux</text:span><text:span text:style-name="T7">吧事件</text:span></text:p>
            <text:p><text:span text:style-name="T7"><text:tab/></text:span><text:span text:style-name="T7">—</text:span><text:span text:style-name="T7"><text:tab/></text:span><text:span text:style-name="T7">学生名义当盾牌</text:span></text:p>
            <text:p><text:span text:style-name="T7"><text:tab/></text:span><text:span text:style-name="T7">—</text:span><text:span text:style-name="T7"><text:tab/></text:span><text:span text:style-name="T7">无情的互联网</text:span></text:p>
          </draw:text-box>
        </draw:frame>
        <draw:frame draw:style-name="gr25" draw:text-style-name="P1" draw:layer="layout" svg:width="12.8cm" svg:height="8.682cm" svg:x="13.8cm" svg:y="8.518cm">
          <draw:image xlink:href="Pictures/1000000000000374000001DD84906C476BFFEE15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office:forms form:automatic-focus="false" form:apply-design-mode="false"/>
        <draw:frame draw:style-name="gr2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闷声发大财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探寻社区的意义</text:span></text:p>
            <text:p><text:span text:style-name="T7"><text:tab/></text:span><text:span text:style-name="T7">—</text:span><text:span text:style-name="T7"><text:tab/></text:span><text:span text:style-name="T7">技术与兴趣</text:span></text:p>
            <text:p><text:span text:style-name="T7"><text:tab/></text:span><text:span text:style-name="T7">—</text:span><text:span text:style-name="T7"><text:tab/></text:span><text:span text:style-name="T7">沉闷的五年</text:span></text:p>
            <text:p><text:span text:style-name="T7"><text:tab/></text:span><text:span text:style-name="T7">—</text:span><text:span text:style-name="T7"><text:tab/></text:span><text:span text:style-name="T7">麻药还是解药？</text:span></text:p>
          </draw:text-box>
        </draw:frame>
        <draw:frame draw:style-name="gr4" draw:text-style-name="P1" draw:layer="layout" svg:width="15.254cm" svg:height="8.586cm" svg:x="11.334cm" svg:y="9.2cm">
          <draw:image xlink:href="Pictures/10000201000002BC0000018A5D2237826F05FAD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6" draw:layer="layout" svg:width="23.8cm" svg:height="14.3cm" svg:x="2.2cm" svg:y="3.1cm">
          <draw:text-box>
            <text:p><text:span text:style-name="T6">项目</text:span><text:span text:style-name="T6">::</text:span><text:span text:style-name="T6">步步为营</text:span></text:p>
            <text:p><text:span text:style-name="T7"/></text:p>
          </draw:text-box>
        </draw:frame>
        <draw:frame draw:name="Logo of Anthon OS.svg" draw:style-name="gr4" draw:text-style-name="P1" draw:layer="layout" svg:width="6.147cm" svg:height="6.207cm" svg:x="10.514cm" svg:y="10.593cm">
          <draw:image xlink:href="Pictures/10001122000033C8000033C821074F2C66AF967C.svg" xlink:type="simple" xlink:show="embed" xlink:actuate="onLoad">
            <text:p/>
          </draw:image>
          <draw:image xlink:href="Pictures/10000201000001F5000001F5240FF063F067ECAB.png" xlink:type="simple" xlink:show="embed" xlink:actuate="onLoad"/>
          <svg:title>Logo of Anthon GNU/Linux</svg:title>
        </draw:frame>
        <draw:frame draw:name="Logo of Anthon OS4 Project.svg" draw:style-name="gr4" draw:text-style-name="P1" draw:layer="layout" svg:width="8.12cm" svg:height="8.199cm" svg:x="15.18cm" svg:y="3.7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draw:frame draw:name="Logo of Anthon CentralPoint Project.svg" draw:style-name="gr4" draw:text-style-name="P1" draw:layer="layout" svg:width="4.322cm" svg:height="4.364cm" svg:x="7.493cm" svg:y="7.093cm">
          <draw:image xlink:href="Pictures/100009D0000033C8000033C8A14A05B29F6DE367.svg" xlink:type="simple" xlink:show="embed" xlink:actuate="onLoad">
            <text:p/>
          </draw:image>
          <draw:image xlink:href="Pictures/10000201000001F5000001F596189233954534D4.png" xlink:type="simple" xlink:show="embed" xlink:actuate="onLoad"/>
          <svg:title>Logo of Anthon OS2 Project</svg:title>
        </draw:frame>
        <draw:frame draw:style-name="gr4" draw:text-style-name="P1" draw:layer="layout" svg:width="4.888cm" svg:height="4.936cm" svg:x="4cm" svg:y="11.039cm">
          <draw:image xlink:href="Pictures/100009C8000033C8000033C830544245D477A86D.svg" xlink:type="simple" xlink:show="embed" xlink:actuate="onLoad">
            <text:p/>
          </draw:image>
          <draw:image xlink:href="Pictures/10000201000001F5000001F59DF13013858DA19C.png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office:forms form:automatic-focus="false" form:apply-design-mode="false"/>
        <draw:frame draw:style-name="gr29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6" draw:layer="layout" svg:width="23.8cm" svg:height="14.3cm" svg:x="2.2cm" svg:y="3.1cm">
          <draw:text-box>
            <text:p><text:span text:style-name="T6">项目</text:span><text:span text:style-name="T6">:: AOSC OS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从“团队”到社区：核心项目</text:span></text:p>
            <text:p><text:span text:style-name="T7"><text:tab/></text:span><text:span text:style-name="T7">—</text:span><text:span text:style-name="T7"><text:tab/></text:span><text:span text:style-name="T7">从需求到实现的</text:span><text:span text:style-name="T7">Linux</text:span><text:span text:style-name="T7">发行版</text:span></text:p>
            <text:p><text:span text:style-name="T7"><text:tab/></text:span><text:span text:style-name="T7">—</text:span><text:span text:style-name="T7"><text:tab/></text:span><text:span text:style-name="T7">依然驱动着社区的大部分工作</text:span></text:p>
          </draw:text-box>
        </draw:frame>
        <draw:frame draw:name="10001063000033C8000033C8D9280B41E319103B.svg" draw:style-name="gr4" draw:text-style-name="P1" draw:layer="layout" svg:width="8.08cm" svg:height="8.08cm" svg:x="17.92cm" svg:y="9.2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0">
        <office:forms form:automatic-focus="false" form:apply-design-mode="false"/>
        <draw:frame draw:style-name="gr3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3" draw:text-style-name="P6" draw:layer="layout" svg:width="23.8cm" svg:height="14.3cm" svg:x="2.2cm" svg:y="3.1cm">
          <draw:text-box>
            <text:p><text:span text:style-name="T6">项目</text:span><text:span text:style-name="T6">:: AOSC OS :: </text:span><text:span text:style-name="T9">Batteries Included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从衍生版到独立构建</text:span></text:p>
            <text:p><text:span text:style-name="T7"><text:tab/></text:span><text:span text:style-name="T7">—</text:span><text:span text:style-name="T7"><text:tab/></text:span><text:span text:style-name="T7">简化软件包组织，以空间换时间</text:span></text:p>
            <text:p><text:span text:style-name="T7"><text:tab/></text:span><text:span text:style-name="T7">—</text:span><text:span text:style-name="T7"><text:tab/></text:span><text:span text:style-name="T7">注重开箱体验及本地化</text:span></text:p>
            <text:p><text:span text:style-name="T7"><text:tab/></text:span><text:span text:style-name="T7">—</text:span><text:span text:style-name="T7"><text:tab/></text:span><text:span text:style-name="T7">不同的处理器架构，（几乎）相同的用户体验</text:span></text:p>
            <text:p><text:span text:style-name="T7"><text:tab/></text:span><text:span text:style-name="T7"><text:tab/></text:span><text:span text:style-name="T7"><text:tab/></text:span><text:span text:style-name="T7">=</text:span><text:span text:style-name="T7"><text:tab/></text:span><text:span text:style-name="T7">却有着专属的优化</text:span></text:p>
            <text:p><text:span text:style-name="T7"><text:tab/></text:span><text:span text:style-name="T7">—</text:span><text:span text:style-name="T7"><text:tab/></text:span><text:span text:style-name="T7">用户参与并由用户推动</text:span></text:p>
            <text:p><text:span text:style-name="T7"><text:tab/></text:span><text:span text:style-name="T7">—</text:span><text:span text:style-name="T7"><text:tab/></text:span><text:span text:style-name="T7">可用性为先</text:span></text:p>
          </draw:text-box>
        </draw:frame>
        <draw:frame draw:style-name="gr34" draw:text-style-name="P1" draw:layer="layout" svg:width="4.093cm" svg:height="2.43cm" svg:x="22.001cm" svg:y="10.2cm">
          <draw:image xlink:href="Pictures/10000E0100003AB200001F5A8F0CA7B11E551174.svg" xlink:type="simple" xlink:show="embed" xlink:actuate="onLoad">
            <text:p/>
          </draw:image>
          <draw:image xlink:href="Pictures/10000201000002380000012F623949F531C32433.png" xlink:type="simple" xlink:show="embed" xlink:actuate="onLoad"/>
        </draw:frame>
        <draw:frame draw:style-name="gr35" draw:text-style-name="P1" draw:layer="layout" svg:width="6.522cm" svg:height="2.428cm" svg:x="19.781cm" svg:y="12.63cm">
          <draw:image xlink:href="Pictures/10000E0B00003AB200001F5A0A1C4F06A8F59DC7.svg" xlink:type="simple" xlink:show="embed" xlink:actuate="onLoad">
            <text:p/>
          </draw:image>
          <draw:image xlink:href="Pictures/10000201000002380000012FF6757573BEE479AC.png" xlink:type="simple" xlink:show="embed" xlink:actuate="onLoad"/>
        </draw:frame>
        <draw:frame draw:style-name="gr36" draw:text-style-name="P1" draw:layer="layout" svg:width="12.804cm" svg:height="2.43cm" svg:x="13.6cm" svg:y="14.97cm">
          <draw:image xlink:href="Pictures/10000E2D00004E3A00001F5ABD7C06F8D0D8AE40.svg" xlink:type="simple" xlink:show="embed" xlink:actuate="onLoad">
            <text:p/>
          </draw:image>
          <draw:image xlink:href="Pictures/10000201000002F50000012F7B07A08B896DCD1B.png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0">
        <office:forms form:automatic-focus="false" form:apply-design-mode="false"/>
        <draw:frame draw:style-name="gr37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9" draw:text-style-name="P6" draw:layer="layout" svg:width="23.8cm" svg:height="14.3cm" svg:x="2.2cm" svg:y="3.1cm">
          <draw:text-box>
            <text:p><text:span text:style-name="T6">项目</text:span><text:span text:style-name="T6">:: AOSC OS ::</text:span><text:span text:style-name="T6">发行版？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Linux</text:span><text:span text:style-name="T7">只是内核</text:span></text:p>
            <text:p><text:span text:style-name="T7"><text:tab/></text:span><text:span text:style-name="T7">—</text:span><text:span text:style-name="T7"><text:tab/></text:span><text:span text:style-name="T7">社区作为发行商组装发行版</text:span><text:span text:style-name="T10"><text:line-break/></text:span><text:span text:style-name="T10"><text:tab/></text:span><text:span text:style-name="T10"><text:tab/></text:span><text:span text:style-name="T10"><text:tab/></text:span><text:span text:style-name="T10">= </text:span><text:span text:style-name="T7">内核</text:span><text:span text:style-name="T7">+</text:span><text:span text:style-name="T7">应用</text:span><text:span text:style-name="T7">(</text:span><text:span text:style-name="T7">运行时</text:span><text:span text:style-name="T7">)</text:span></text:p>
          </draw:text-box>
        </draw:frame>
        <draw:frame draw:style-name="gr4" draw:text-style-name="P1" draw:layer="layout" svg:width="8.94cm" svg:height="8.4cm" svg:x="16.8cm" svg:y="8.4cm">
          <draw:image xlink:href="Pictures/10000201000001E0000001C341AC9D8320C75B8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1T0">
        <office:forms form:automatic-focus="false" form:apply-design-mode="false"/>
        <draw:frame draw:style-name="gr40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2" draw:text-style-name="P6" draw:layer="layout" svg:width="23.8cm" svg:height="14.3cm" svg:x="2.2cm" svg:y="3.1cm">
          <draw:text-box>
            <text:p><text:span text:style-name="T6">项目</text:span><text:span text:style-name="T6">::</text:span><text:span text:style-name="T6">本地化及翻译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社区参与度第二大的项目</text:span></text:p>
            <text:p><text:span text:style-name="T7"><text:tab/></text:span><text:span text:style-name="T7">—</text:span><text:span text:style-name="T7"><text:tab/></text:span><text:span text:style-name="T7">自由软件之上下游</text:span></text:p>
            <text:p><text:span text:style-name="T7"><text:tab/></text:span><text:span text:style-name="T7">—</text:span><text:span text:style-name="T7"><text:tab/></text:span><text:span text:style-name="T7">从社区到社区，再回到社区</text:span></text:p>
          </draw:text-box>
        </draw:frame>
        <draw:frame draw:style-name="gr43" draw:text-style-name="P9" draw:layer="layout" svg:width="15.795cm" svg:height="5.78cm" svg:x="10.2cm" svg:y="11.5cm">
          <draw:text-box>
            <text:p><text:span text:style-name="T11"><text:s/></text:span><text:span text:style-name="T11">#: l10n-example.c</text:span></text:p>
            <text:p><text:span text:style-name="T12"><text:s/></text:span><text:span text:style-name="T12">%s says, “Break a leg!”</text:span></text:p>
            <text:p><text:span text:style-name="T13"><text:s/></text:span><text:span text:style-name="T13">%s</text:span><text:span text:style-name="T13">说：“祝你好运！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1T0">
        <office:forms form:automatic-focus="false" form:apply-design-mode="false"/>
        <draw:frame draw:style-name="gr44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6" draw:text-style-name="P6" draw:layer="layout" svg:width="23.8cm" svg:height="14.3cm" svg:x="2.2cm" svg:y="3.1cm">
          <draw:text-box>
            <text:p><text:span text:style-name="T6">项目</text:span><text:span text:style-name="T6">::</text:span><text:span text:style-name="T6">沉浮录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社区项目以兴趣为本，开发者志愿参与</text:span></text:p>
            <text:p><text:span text:style-name="T7"><text:tab/></text:span><text:span text:style-name="T7">—</text:span><text:span text:style-name="T7"><text:tab/></text:span><text:span text:style-name="T7">开坑不填是我们的基本策略（雾）</text:span></text:p>
          </draw:text-box>
        </draw:frame>
        <draw:frame draw:style-name="gr4" draw:text-style-name="P1" draw:layer="layout" svg:width="20.2cm" svg:height="8.208cm" svg:x="3.6cm" svg:y="9.199cm">
          <draw:image xlink:href="Pictures/10000201000002B100000118079206DA43183BA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1T0">
        <office:forms form:automatic-focus="false" form:apply-design-mode="false"/>
        <draw:frame draw:style-name="gr47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9" draw:text-style-name="P6" draw:layer="layout" svg:width="23.8cm" svg:height="14.3cm" svg:x="2.2cm" svg:y="3.1cm">
          <draw:text-box>
            <text:p><text:span text:style-name="T6">项目</text:span><text:span text:style-name="T6">::</text:span><text:span text:style-name="T6">沉浮录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永远怀念</text:span><text:span text:style-name="T7">.webp</text:span></text:p>
            <text:p><text:span text:style-name="T7"/></text:p>
            <text:p><text:span text:style-name="T7"><text:tab/></text:span><text:span text:style-name="T7">Anthon/BSD, LinkC, Live-Installer, AnthonUI, w3m-ng,</text:span></text:p>
            <text:p><text:span text:style-name="T7"><text:tab/></text:span><text:span text:style-name="T14">CentralPoint, aoscey, atp, AOSC-VersionHelper, libTieba,</text:span></text:p>
            <text:p><text:span text:style-name="T14"><text:tab/></text:span><text:span text:style-name="T15">website-2016, targetctl, gnome-maos, QAdwaita, gurgle,</text:span></text:p>
            <text:p><text:span text:style-name="T15"><text:tab/></text:span><text:span text:style-name="T16">canonical-ownership, sysroot-tools, community-portal,</text:span></text:p>
            <text:p><text:span text:style-name="T16"><text:tab/></text:span><text:span text:style-name="T17">abbsdb, cuiinst, elsa-shell, aosc.sh, calamares-aosc,</text:span></text:p>
            <text:p><text:span text:style-name="T17"><text:tab/></text:span><text:span text:style-name="T18">sesbrowser2, aosc-bootstrap, auch, aosc-umaru, virtrootfs</text:span></text:p>
            <text:p><text:span text:style-name="T18"><text:tab/></text:span><text:span text:style-name="T18"><text:tab/></text:span><text:span text:style-name="T18"><text:tab/></text:span><text:span text:style-name="T19"><text:tab/></text:span><text:span text:style-name="T19"><text:tab/></text:span><text:span text:style-name="T19">…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6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社区之本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社区不只是个网上聊天群组</text:span></text:p>
            <text:p><text:span text:style-name="T7"><text:tab/></text:span><text:span text:style-name="T7">—</text:span><text:span text:style-name="T7"><text:tab/></text:span><text:span text:style-name="T7">共同点：社区的意义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兴趣空间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实验空间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学习空间</text:span></text:p>
            <text:p><text:span text:style-name="T7"><text:tab/></text:span><text:span text:style-name="T7">—</text:span><text:span text:style-name="T7"><text:tab/></text:span><text:span text:style-name="T7">社区立足于一个集体共有且共同承认的文化</text:span></text:p>
            <text:p><text:span text:style-name="T7"><text:tab/></text:span><text:span text:style-name="T7">—</text:span><text:span text:style-name="T7"><text:tab/></text:span><text:span text:style-name="T7">AOSC</text:span><text:span text:style-name="T7">的文化？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1T0">
        <office:forms form:automatic-focus="false" form:apply-design-mode="false"/>
        <draw:frame draw:style-name="gr50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5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2" draw:text-style-name="P10" draw:layer="layout" svg:width="23.8cm" svg:height="14.3cm" svg:x="2.2cm" svg:y="3.1cm">
          <draw:text-box>
            <text:p><text:span text:style-name="T6">文化</text:span><text:span text:style-name="T6">::</text:span><text:span text:style-name="T6">咱的社区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自视为技术社区：以技术为准</text:span></text:p>
            <text:p><text:span text:style-name="T7"><text:tab/></text:span><text:span text:style-name="T7">—</text:span><text:span text:style-name="T7"><text:tab/></text:span><text:span text:style-name="T7">社区与成员为友：以友好为先</text:span></text:p>
            <text:p><text:span text:style-name="T7"><text:tab/></text:span><text:span text:style-name="T7">—</text:span><text:span text:style-name="T7"><text:tab/></text:span><text:span text:style-name="T7">贡献以志愿为本：以兴趣为主</text:span></text:p>
            <text:p><text:span text:style-name="T7"><text:tab/></text:span><text:span text:style-name="T7">—</text:span><text:span text:style-name="T7"><text:tab/></text:span><text:span text:style-name="T7">有限包容？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接纳：技术与兴趣（开源及</text:span><text:span text:style-name="T7">/</text:span><text:span text:style-name="T7">或自由软件）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鼓励：以实用性及可用性为本看待开源</text:span><text:span text:style-name="T7">/</text:span><text:span text:style-name="T7">自由软件及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5"/>专有</text:span><text:span text:style-name="T7">/</text:span><text:span text:style-name="T7">商业</text:span><text:span text:style-name="T7">/</text:span><text:span text:style-name="T7">闭源软件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排除：政治（技术及实际生活）面貌及政治讨论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0">
        <office:forms form:automatic-focus="false" form:apply-design-mode="false"/>
        <draw:frame draw:style-name="gr53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5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咱的社区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AOSC</text:span><text:span text:style-name="T7">敢于评论并基于“一般开源社区”的经验</text:span></text:p>
            <text:p><text:span text:style-name="T7"><text:tab/></text:span><text:span text:style-name="T7"><text:tab/></text:span><text:span text:style-name="T7">及教训改善社区组织</text:span></text:p>
            <text:p><text:span text:style-name="T7"><text:tab/></text:span><text:span text:style-name="T7">—</text:span><text:span text:style-name="T7"><text:tab/></text:span><text:span text:style-name="T7">ABSOLUTELY NO WARRANTY</text:span><text:span text:style-name="T7">及开发者责任</text:span></text:p>
            <text:p><text:span text:style-name="T7"><text:tab/></text:span><text:span text:style-name="T7">—</text:span><text:span text:style-name="T7"><text:tab/></text:span><text:span text:style-name="T7">自由软件的选择自由</text:span></text:p>
            <text:p><text:span text:style-name="T7"><text:tab/></text:span><text:span text:style-name="T7">—</text:span><text:span text:style-name="T7"><text:tab/></text:span><text:span text:style-name="T7">如何看待上游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贡献上游是我们作为下游社区的责任和道德需求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贡献上游是为了我们下游社区对其用户的服务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0">
        <office:forms form:automatic-focus="false" form:apply-design-mode="false"/>
        <draw:frame draw:style-name="gr56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5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8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开发者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谁是</text:span><text:span text:style-name="T7">AOSC</text:span><text:span text:style-name="T7">的社区开发者？</text:span></text:p>
            <text:p><text:span text:style-name="T7"><text:tab/></text:span><text:span text:style-name="T7">—</text:span><text:span text:style-name="T7"><text:tab/></text:span><text:span text:style-name="T7">在我们社区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承认开发者业余</text:span><text:span text:style-name="T7">/</text:span><text:span text:style-name="T7">志愿身份以免于服务用户的义务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不鼓励开发者与社区隔离的做法</text:span></text:p>
            <text:p><text:span text:style-name="T7"><text:tab/></text:span><text:span text:style-name="T7">—</text:span><text:span text:style-name="T7"><text:tab/></text:span><text:span text:style-name="T7">开发者与社区自身身份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1T0">
        <office:forms form:automatic-focus="false" form:apply-design-mode="false"/>
        <draw:frame draw:style-name="gr59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1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社区成员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社区是一个多元而无统一责任划分的群体</text:span></text:p>
            <text:p><text:span text:style-name="T7"><text:tab/></text:span><text:span text:style-name="T7">—</text:span><text:span text:style-name="T7"><text:tab/></text:span><text:span text:style-name="T7">在</text:span><text:span text:style-name="T7">AOSC</text:span><text:span text:style-name="T7">，我们相信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社区可为其成员所用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社区不只是工作和使用交流平台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社区是一个值得其成员信赖和喜爱的活动空间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1T0">
        <office:forms form:automatic-focus="false" form:apply-design-mode="false"/>
        <draw:frame draw:style-name="gr62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4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社团与议会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我们认为，社区是一个类似社团与议会的集合体</text:span></text:p>
            <text:p><text:span text:style-name="T7"><text:tab/></text:span><text:span text:style-name="T7">—</text:span><text:span text:style-name="T7"><text:tab/></text:span><text:span text:style-name="T7">AOSC</text:span><text:span text:style-name="T7">的理想不是民主政治，而是自由、开放的参与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社区是各个兴趣小组</text:span><text:span text:style-name="T7">/</text:span><text:span text:style-name="T7">项目参与者的集合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鼓励交流和辩论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同时，鼓励必要的组织和领导个体</text:span></text:p>
            <text:p><text:span text:style-name="T7"><text:tab/></text:span><text:span text:style-name="T7">—</text:span><text:span text:style-name="T7"><text:tab/></text:span><text:span text:style-name="T7">社团特质鼓励社区内部组织性的活动，而议会特质鼓励</text:span><text:span text:style-name="T7"><text:line-break/></text:span><text:span text:style-name="T7"><text:tab/></text:span><text:span text:style-name="T7"><text:tab/></text:span><text:span text:style-name="T7">争论和不同意见的相互摩擦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0">
        <office:forms form:automatic-focus="false" form:apply-design-mode="false"/>
        <draw:frame draw:style-name="gr65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7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欢迎！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最后卖个广告</text:span></text:p>
            <text:p><text:span text:style-name="T7"><text:tab/></text:span><text:span text:style-name="T7">—</text:span><text:span text:style-name="T7"><text:tab/></text:span><text:span text:style-name="T7">在我们社区……</text:span></text:p>
            <text:p><text:span text:style-name="T7"><text:tab/></text:span><text:span text:style-name="T7"><text:tab/></text:span><text:span text:style-name="T7">— <text:s/></text:span><text:span text:style-name="T7">工作与水频道分隔，却时常倒转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有深厚的梗家文化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今天是条鱼，明天成包工</text:span></text:p>
            <text:p><text:span text:style-name="T7"><text:tab/></text:span><text:span text:style-name="T7"><text:tab/></text:span><text:span text:style-name="T7">— <text:s/></text:span><text:span text:style-name="T7">不论昼夜，偶有恶臭</text:span></text:p>
          </draw:text-box>
        </draw:frame>
        <draw:frame draw:style-name="gr4" draw:text-style-name="P1" draw:layer="layout" svg:width="8.8cm" svg:height="8.8cm" svg:x="17.9cm" svg:y="8.8cm">
          <draw:image xlink:href="Pictures/1000000000000280000002806A2932555A4EF35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0">
        <office:forms form:automatic-focus="false" form:apply-design-mode="false"/>
        <draw:frame draw:style-name="gr68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0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欢迎！</text:span></text:p>
            <text:p><text:span text:style-name="T7"><text:line-break/></text:span><text:span text:style-name="T7"/></text:p>
            <text:p><text:span text:style-name="T7"><text:tab/></text:span><text:span text:style-name="T7"><text:tab/></text:span><text:span text:style-name="T7">Home:</text:span><text:span text:style-name="T7"><text:tab/></text:span><text:span text:style-name="T7"><text:tab/></text:span><text:span text:style-name="T7"><text:tab/></text:span><text:span text:style-name="T7"><text:tab/></text:span><text:span text:style-name="T7"><text:a xlink:href="https://aosc.io/" xlink:type="simple">https://aosc.io</text:a></text:span></text:p>
            <text:p><text:span text:style-name="T7"><text:tab/></text:span><text:span text:style-name="T7"><text:tab/></text:span><text:span text:style-name="T7">GitHub:</text:span><text:span text:style-name="T7"><text:tab/></text:span><text:span text:style-name="T7"><text:tab/></text:span><text:span text:style-name="T7"><text:tab/></text:span><text:span text:style-name="T7"><text:a xlink:href="https://github.com/AOSC-Dev" xlink:type="simple">https://github.com/AOSC-Dev</text:a></text:span></text:p>
            <text:p><text:span text:style-name="T7"><text:tab/></text:span><text:span text:style-name="T7"><text:tab/></text:span><text:span text:style-name="T7">IRC:</text:span><text:span text:style-name="T7"><text:tab/></text:span><text:span text:style-name="T7"><text:tab/></text:span><text:span text:style-name="T7"><text:tab/></text:span><text:span text:style-name="T7"><text:tab/></text:span><text:span text:style-name="T7">#aosc</text:span></text:p>
            <text:p><text:span text:style-name="T7"><text:tab/></text:span><text:span text:style-name="T7"><text:tab/></text:span><text:span text:style-name="T7">Telegram:</text:span><text:span text:style-name="T7"><text:tab/></text:span><text:span text:style-name="T7"><text:tab/></text:span><text:span text:style-name="T7"><text:tab/></text:span><text:span text:style-name="T7">通过</text:span><text:span text:style-name="T7">IRC</text:span><text:span text:style-name="T7">申请加入群组</text:span></text:p>
            <text:p><text:span text:style-name="T7"><text:tab/></text:span><text:span text:style-name="T7"><text:tab/></text:span><text:span text:style-name="T7">Mailing List:</text:span><text:span text:style-name="T7"><text:tab/></text:span><text:span text:style-name="T7"><text:tab/></text:span><text:span text:style-name="T7"><text:a xlink:href="mailto:discussions@lists.aosc.io" xlink:type="simple">discussions@lists.aosc.io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1cm" svg:height="20.991cm" svg:x="0cm" svg:y="0cm">
          <draw:image xlink:href="Pictures/1000000000000FA000000BB8DD7894B1CD2632BB.jpg" xlink:type="simple" xlink:show="embed" xlink:actuate="onLoad">
            <text:p/>
          </draw:image>
        </draw:frame>
        <draw:frame draw:style-name="gr71" draw:text-style-name="P13" draw:layer="layout" svg:width="6cm" svg:height="2.81cm" svg:x="10.2cm" svg:y="7.39cm">
          <draw:text-box>
            <text:p text:style-name="P12"><text:span text:style-name="T20"><text:s text:c="2"/></text:span><text:span text:style-name="T20"><text:s text:c="2"/></text:span><text:span text:style-name="T20"><text:s/></text:span><text:span text:style-name="T20">F</text:span><text:span text:style-name="T20">i</text:span><text:span text:style-name="T20">n</text:span><text:span text:style-name="T20">.</text:span></text:p>
          </draw:text-box>
        </draw:frame>
        <draw:frame draw:style-name="gr72" draw:text-style-name="P14" draw:layer="layout" svg:width="7.059cm" svg:height="4.096cm" svg:x="10.341cm" svg:y="8.504cm">
          <draw:text-box>
            <text:p><text:span text:style-name="T21">AMA</text:span></text:p>
          </draw:text-box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_5f_1" style:display-name="无填充且无边框的对象_1" style:family="graphic">
      <style:graphic-properties draw:stroke="none" draw:fill="none"/>
    </style:style>
    <style:style style:name="默认_5f_2" style:display-name="默认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2" style:display-name="默认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2" style:display-name="无填充且无边框的对象_2" style:family="graphic" style:parent-style-name="默认_5f_2">
      <style:graphic-properties draw:stroke="none" draw:fill="none"/>
    </style:style>
    <style:style style:name="默认_5f_3" style:display-name="默认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" style:display-name="默认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3" style:display-name="无填充且无边框的对象_3" style:family="graphic" style:parent-style-name="默认_5f_3">
      <style:graphic-properties draw:stroke="none" draw:fill="none"/>
    </style:style>
    <style:style style:name="默认_5f_4" style:display-name="默认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" style:display-name="默认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4" style:display-name="无填充且无边框的对象_4" style:family="graphic" style:parent-style-name="默认_5f_4">
      <style:graphic-properties draw:stroke="none" draw:fill="none"/>
    </style:style>
    <style:style style:name="无填充且无边框的对象_5f_5" style:display-name="无填充且无边框的对象_5" style:family="graphic">
      <style:graphic-properties draw:stroke="none" draw:fill="none"/>
    </style:style>
    <style:style style:name="无填充且无边框的对象_5f_6" style:display-name="无填充且无边框的对象_6" style:family="graphic">
      <style:graphic-properties draw:stroke="none" draw:fill="none"/>
    </style:style>
    <style:style style:name="默认_5f_1_5f_1" style:display-name="默认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" style:display-name="默认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" style:display-name="无填充且无边框的对象_5_1" style:family="graphic" style:parent-style-name="默认_5f_1_5f_1">
      <style:graphic-properties draw:stroke="none" draw:fill="none"/>
    </style:style>
    <style:style style:name="无填充且无边框的对象_5f_7" style:display-name="无填充且无边框的对象_7" style:family="graphic">
      <style:graphic-properties draw:stroke="none" draw:fill="none"/>
    </style:style>
    <style:style style:name="默认_5f_1_5f_1_5f_1" style:display-name="默认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" style:display-name="默认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" style:display-name="无填充且无边框的对象_5_1_1" style:family="graphic" style:parent-style-name="默认_5f_1_5f_1_5f_1">
      <style:graphic-properties draw:stroke="none" draw:fill="none"/>
    </style:style>
    <style:style style:name="无填充且无边框的对象_5f_8" style:display-name="无填充且无边框的对象_8" style:family="graphic">
      <style:graphic-properties draw:stroke="none" draw:fill="none"/>
    </style:style>
    <style:style style:name="默认_5f_1_5f_1_5f_1_5f_1" style:display-name="默认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" style:display-name="默认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" style:display-name="无填充且无边框的对象_5_1_1_1" style:family="graphic" style:parent-style-name="默认_5f_1_5f_1_5f_1_5f_1">
      <style:graphic-properties draw:stroke="none" draw:fill="none"/>
    </style:style>
    <style:style style:name="默认_5f_1_5f_2" style:display-name="默认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2" style:display-name="默认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1" style:display-name="无填充且无边框的对象_8_1" style:family="graphic" style:parent-style-name="默认_5f_1_5f_2">
      <style:graphic-properties draw:stroke="none" draw:fill="none"/>
    </style:style>
    <style:style style:name="默认_5f_1_5f_1_5f_1_5f_1_5f_1" style:display-name="默认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1" style:display-name="默认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1" style:display-name="无填充且无边框的对象_5_1_1_1_1" style:family="graphic" style:parent-style-name="默认_5f_1_5f_1_5f_1_5f_1_5f_1">
      <style:graphic-properties draw:stroke="none" draw:fill="none"/>
    </style:style>
    <style:style style:name="默认_5f_1_5f_3" style:display-name="默认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3" style:display-name="默认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2" style:display-name="无填充且无边框的对象_8_2" style:family="graphic" style:parent-style-name="默认_5f_1_5f_3">
      <style:graphic-properties draw:stroke="none" draw:fill="none"/>
    </style:style>
    <style:style style:name="默认_5f_1_5f_1_5f_1_5f_1_5f_2" style:display-name="默认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" style:display-name="默认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" style:display-name="无填充且无边框的对象_5_1_1_1_2" style:family="graphic" style:parent-style-name="默认_5f_1_5f_1_5f_1_5f_1_5f_2">
      <style:graphic-properties draw:stroke="none" draw:fill="none"/>
    </style:style>
    <style:style style:name="无填充且无边框的对象_5f_9" style:display-name="无填充且无边框的对象_9" style:family="graphic">
      <style:graphic-properties draw:stroke="none" draw:fill="none"/>
    </style:style>
    <style:style style:name="默认_5f_1_5f_1_5f_1_5f_1_5f_2_5f_1" style:display-name="默认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" style:display-name="默认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_5f_1" style:display-name="无填充且无边框的对象_5_1_1_1_2_1" style:family="graphic" style:parent-style-name="默认_5f_1_5f_1_5f_1_5f_1_5f_2_5f_1">
      <style:graphic-properties draw:stroke="none" draw:fill="none"/>
    </style:style>
    <style:style style:name="无填充且无边框的对象_5f_10" style:display-name="无填充且无边框的对象_10" style:family="graphic">
      <style:graphic-properties draw:stroke="none" draw:fill="none"/>
    </style:style>
    <style:style style:name="默认_5f_1_5f_1_5f_1_5f_1_5f_2_5f_1_5f_1" style:display-name="默认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1" style:display-name="默认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" style:display-name="默认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" style:display-name="默认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" style:display-name="默认_1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" style:display-name="默认_1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" style:display-name="无填充且无边框的对象_10_1" style:family="graphic" style:parent-style-name="默认_5f_1_5f_4">
      <style:graphic-properties draw:stroke="none" draw:fill="none"/>
    </style:style>
    <style:style style:name="无填充且无边框的对象_5f_11" style:display-name="无填充且无边框的对象_11" style:family="graphic">
      <style:graphic-properties draw:stroke="none" draw:fill="none"/>
    </style:style>
    <style:style style:name="默认_5f_1_5f_4_5f_1" style:display-name="默认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" style:display-name="默认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" style:display-name="默认_1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" style:display-name="默认_1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" style:display-name="无填充且无边框的对象_10_1_1" style:family="graphic" style:parent-style-name="默认_5f_1_5f_4_5f_1">
      <style:graphic-properties draw:stroke="none" draw:fill="none"/>
    </style:style>
    <style:style style:name="无填充且无边框的对象_5f_12" style:display-name="无填充且无边框的对象_12" style:family="graphic">
      <style:graphic-properties draw:stroke="none" draw:fill="none"/>
    </style:style>
    <style:style style:name="默认_5f_1_5f_4_5f_1_5f_1" style:display-name="默认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" style:display-name="默认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" style:display-name="默认_1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" style:display-name="默认_1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" style:display-name="无填充且无边框的对象_10_1_1_1" style:family="graphic" style:parent-style-name="默认_5f_1_5f_4_5f_1_5f_1">
      <style:graphic-properties draw:stroke="none" draw:fill="none"/>
    </style:style>
    <style:style style:name="默认_5f_1_5f_4_5f_1_5f_1_5f_1" style:display-name="默认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" style:display-name="默认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" style:display-name="默认_1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" style:display-name="默认_1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" style:display-name="无填充且无边框的对象_10_1_1_1_1" style:family="graphic" style:parent-style-name="默认_5f_1_5f_4_5f_1_5f_1_5f_1">
      <style:graphic-properties draw:stroke="none" draw:fill="none"/>
    </style:style>
    <style:style style:name="无填充且无边框的对象_5f_13" style:display-name="无填充且无边框的对象_13" style:family="graphic">
      <style:graphic-properties draw:stroke="none" draw:fill="none"/>
    </style:style>
    <style:style style:name="默认_5f_1_5f_4_5f_1_5f_1_5f_1_5f_1" style:display-name="默认_1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" style:display-name="默认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_5f_1" style:display-name="默认_1_1_1_1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" style:display-name="默认_1_1_1_1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" style:display-name="无填充且无边框的对象_10_1_1_1_1_1" style:family="graphic" style:parent-style-name="默认_5f_1_5f_4_5f_1_5f_1_5f_1_5f_1">
      <style:graphic-properties draw:stroke="none" draw:fill="none"/>
    </style:style>
    <style:style style:name="无填充且无边框的对象_5f_14" style:display-name="无填充且无边框的对象_14" style:family="graphic">
      <style:graphic-properties draw:stroke="none" draw:fill="none"/>
    </style:style>
    <style:style style:name="默认_5f_1_5f_1_5f_1_5f_1_5f_2_5f_1_5f_2_5f_1_5f_1_5f_1_5f_2" style:display-name="默认_1_1_1_1_2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" style:display-name="默认_1_1_1_1_2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5" style:display-name="默认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5" style:display-name="默认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1" style:display-name="无填充且无边框的对象_14_1" style:family="graphic" style:parent-style-name="默认_5f_1_5f_5">
      <style:graphic-properties draw:stroke="none" draw:fill="none"/>
    </style:style>
    <style:style style:name="默认_5f_1_5f_1_5f_1_5f_1_5f_2_5f_1_5f_2_5f_1_5f_1_5f_1_5f_2_5f_1" style:display-name="默认_1_1_1_1_2_1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1" style:display-name="默认_1_1_1_1_2_1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" style:display-name="默认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" style:display-name="默认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" style:display-name="无填充且无边框的对象_14_2" style:family="graphic" style:parent-style-name="默认_5f_1_5f_6">
      <style:graphic-properties draw:stroke="none" draw:fill="none"/>
    </style:style>
    <style:style style:name="默认_5f_1_5f_1_5f_1_5f_1_5f_2_5f_1_5f_2_5f_1_5f_1_5f_1_5f_2_5f_2" style:display-name="默认_1_1_1_1_2_1_2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" style:display-name="默认_1_1_1_1_2_1_2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" style:display-name="默认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" style:display-name="默认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" style:display-name="无填充且无边框的对象_14_2_1" style:family="graphic" style:parent-style-name="默认_5f_1_5f_6_5f_1">
      <style:graphic-properties draw:stroke="none" draw:fill="none"/>
    </style:style>
    <style:style style:name="默认_5f_1_5f_1_5f_1_5f_1_5f_2_5f_1_5f_2_5f_1_5f_1_5f_1_5f_2_5f_2_5f_1" style:display-name="默认_1_1_1_1_2_1_2_1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" style:display-name="默认_1_1_1_1_2_1_2_1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" style:display-name="默认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" style:display-name="默认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" style:display-name="无填充且无边框的对象_14_2_1_1" style:family="graphic" style:parent-style-name="默认_5f_1_5f_6_5f_1_5f_1">
      <style:graphic-properties draw:stroke="none" draw:fill="none"/>
    </style:style>
    <style:style style:name="默认_5f_1_5f_1_5f_1_5f_1_5f_2_5f_1_5f_2_5f_1_5f_1_5f_1_5f_2_5f_2_5f_1_5f_1" style:display-name="默认_1_1_1_1_2_1_2_1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" style:display-name="默认_1_1_1_1_2_1_2_1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" style:display-name="默认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" style:display-name="默认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" style:display-name="无填充且无边框的对象_14_2_1_1_1" style:family="graphic" style:parent-style-name="默认_5f_1_5f_6_5f_1_5f_1_5f_1">
      <style:graphic-properties draw:stroke="none" draw:fill="none"/>
    </style:style>
    <style:style style:name="默认_5f_1_5f_1_5f_1_5f_1_5f_2_5f_1_5f_2_5f_1_5f_1_5f_1_5f_2_5f_2_5f_1_5f_1_5f_1" style:display-name="默认_1_1_1_1_2_1_2_1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" style:display-name="默认_1_1_1_1_2_1_2_1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5" style:display-name="无填充且无边框的对象_15" style:family="graphic">
      <style:graphic-properties draw:stroke="none" draw:fill="none"/>
    </style:style>
    <style:style style:name="默认_5f_1_5f_6_5f_1_5f_1_5f_1_5f_1" style:display-name="默认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" style:display-name="默认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" style:display-name="无填充且无边框的对象_14_2_1_1_1_1" style:family="graphic" style:parent-style-name="默认_5f_1_5f_6_5f_1_5f_1_5f_1_5f_1">
      <style:graphic-properties draw:stroke="none" draw:fill="none"/>
    </style:style>
    <style:style style:name="默认_5f_1_5f_1_5f_1_5f_1_5f_2_5f_1_5f_2_5f_1_5f_1_5f_1_5f_2_5f_2_5f_1_5f_1_5f_1_5f_1" style:display-name="默认_1_1_1_1_2_1_2_1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" style:display-name="默认_1_1_1_1_2_1_2_1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1" style:display-name="默认_1_6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1" style:display-name="默认_1_6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1" style:display-name="无填充且无边框的对象_14_2_1_1_1_1_1" style:family="graphic" style:parent-style-name="默认_5f_1_5f_6_5f_1_5f_1_5f_1_5f_1_5f_1">
      <style:graphic-properties draw:stroke="none" draw:fill="none"/>
    </style:style>
    <style:style style:name="默认_5f_1_5f_1_5f_1_5f_1_5f_2_5f_1_5f_2_5f_1_5f_1_5f_1_5f_2_5f_2_5f_1_5f_1_5f_1_5f_1_5f_1" style:display-name="默认_1_1_1_1_2_1_2_1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1" style:display-name="默认_1_1_1_1_2_1_2_1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2" style:display-name="默认_1_6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2" style:display-name="默认_1_6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2" style:display-name="无填充且无边框的对象_14_2_1_1_1_1_2" style:family="graphic" style:parent-style-name="默认_5f_1_5f_6_5f_1_5f_1_5f_1_5f_1_5f_2">
      <style:graphic-properties draw:stroke="none" draw:fill="none"/>
    </style:style>
    <style:style style:name="默认_5f_1_5f_1_5f_1_5f_1_5f_2_5f_1_5f_2_5f_1_5f_1_5f_1_5f_2_5f_2_5f_1_5f_1_5f_1_5f_1_5f_2" style:display-name="默认_1_1_1_1_2_1_2_1_1_1_2_2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2" style:display-name="默认_1_1_1_1_2_1_2_1_1_1_2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5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4:56:58.505033192</meta:creation-date>
    <dc:date>2018-06-04T22:44:46.250317775</dc:date>
    <meta:editing-duration>PT3H46M28S</meta:editing-duration>
    <meta:editing-cycles>107</meta:editing-cycles>
    <meta:generator>LibreOffice/6.0.2.1.0$Linux_X86_64 LibreOffice_project/00m0$Build-1</meta:generator>
    <meta:document-statistic meta:object-count="166"/>
  </office:meta>
</office:document-meta>
</file>